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fo:line-height="100%"/>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Standard">
      <style:paragraph-properties fo:margin-top="0cm" fo:margin-bottom="0.3cm" loext:contextual-spacing="false"/>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officeooo:rsid="00223925" officeooo:paragraph-rsid="00223925"/>
    </style:style>
    <style:style style:name="P12" style:family="paragraph" style:parent-style-name="Standard">
      <style:text-properties officeooo:rsid="002289a3" officeooo:paragraph-rsid="002289a3"/>
    </style:style>
    <style:style style:name="P13" style:family="paragraph" style:parent-style-name="Standard">
      <style:paragraph-properties fo:break-before="page"/>
    </style:style>
    <style:style style:name="P14" style:family="paragraph" style:parent-style-name="Footnote">
      <style:text-properties officeooo:rsid="00243904" officeooo:paragraph-rsid="00243904"/>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7.59cm" style:type="right" style:leader-style="dotted" style:leader-text="."/>
        </style:tab-stops>
      </style:paragraph-properties>
    </style:style>
    <style:style style:name="P18" style:family="paragraph" style:parent-style-name="Contents_20_4">
      <style:paragraph-properties>
        <style:tab-stops>
          <style:tab-stop style:position="17.59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Heading_20_1" style:master-page-name="First_20_Page">
      <style:paragraph-properties style:page-number="auto"/>
    </style:style>
    <style:style style:name="P28"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2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55f61"/>
    </style:style>
    <style:style style:name="P30" style:family="paragraph" style:parent-style-name="Footer">
      <style:paragraph-properties>
        <style:tab-stops>
          <style:tab-stop style:position="7.62cm" style:type="center"/>
          <style:tab-stop style:position="16.51cm" style:type="righ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9d20" style:font-size-asian="8pt" style:font-size-complex="8pt"/>
    </style:style>
    <style:style style:name="T4" style:family="text">
      <style:text-properties fo:font-size="8pt" officeooo:rsid="0012f0c3"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officeooo:rsid="002066a8"/>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officeooo:rsid="00223925"/>
    </style:style>
    <style:style style:name="T10" style:family="text">
      <style:text-properties officeooo:rsid="002cf300"/>
    </style:style>
    <style:style style:name="T11" style:family="text">
      <style:text-properties fo:font-style="normal" style:font-style-asian="normal" style:font-style-complex="normal"/>
    </style:style>
    <style:style style:name="T12" style:family="text">
      <style:text-properties style:text-position="33% 80%"/>
    </style:style>
    <style:style style:name="T13" style:family="text">
      <style:text-properties fo:font-style="italic" style:font-style-asian="italic" style:font-style-complex="italic"/>
    </style:style>
    <style:style style:name="T14" style:family="text">
      <style:text-properties style:text-position="super 58%"/>
    </style:style>
    <style:style style:name="T15" style:family="text">
      <style:text-properties style:text-underline-style="solid" style:text-underline-width="auto" style:text-underline-color="font-color"/>
    </style:style>
    <style:style style:name="T16" style:family="text">
      <style:text-properties officeooo:rsid="000c6795"/>
    </style:style>
    <style:style style:name="T17" style:family="text">
      <style:text-properties officeooo:rsid="000d290c"/>
    </style:style>
    <style:style style:name="T18" style:family="text">
      <style:text-properties officeooo:rsid="000e722d"/>
    </style:style>
    <style:style style:name="T19" style:family="text">
      <style:text-properties officeooo:rsid="001c4d2a"/>
    </style:style>
    <style:style style:name="T20" style:family="text">
      <style:text-properties officeooo:rsid="0020761a"/>
    </style:style>
    <style:style style:name="T21" style:family="text">
      <style:text-properties officeooo:rsid="002226b0"/>
    </style:style>
    <style:style style:name="T22" style:family="text">
      <style:text-properties officeooo:rsid="00256245"/>
    </style:style>
    <style:style style:name="T23" style:family="text">
      <style:text-properties officeooo:rsid="00277c78"/>
    </style:style>
    <style:style style:name="T24" style:family="text">
      <style:text-properties officeooo:rsid="00292f74"/>
    </style:style>
    <style:style style:name="T25" style:family="text">
      <style:text-properties officeooo:rsid="002b061f"/>
    </style:style>
    <style:style style:name="T26" style:family="text">
      <style:text-properties officeooo:rsid="002b3f15"/>
    </style:style>
    <style:style style:name="T27" style:family="text">
      <style:text-properties officeooo:rsid="002e6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8">It is</text:span> expected that <text:span text:style-name="T19">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82437815380978788" text:style-name="L1">
        <text:list-item>
          <text:p text:style-name="P19">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4">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13.982cm" svg:height="11.349cm" draw:z-index="0"><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8">by the datagram protocol itself, just passed through. Some possible approaches include:</text:span></text:p>
      <text:list xml:id="list5473234191422185819" text:style-name="L2">
        <text:list-item>
          <text:p text:style-name="P20">Don't use it at all. There are no replies to operations.</text:p>
        </text:list-item>
        <text:list-item>
          <text:p text:style-name="P20">Don't use it at all. Each operation consists of a command datagram, and some other message or datagram in reply.</text:p>
        </text:list-item>
        <text:list-item>
          <text:p text:style-name="P20"><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0">The Timeout Value field can be used by higher-level protocols to provide feedback on how long an operation will take. <text:s/>This could be used to provide a progress indic<text:span text:style-name="T16">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8">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8752064719990783256" text:style-name="L3">
        <text:list-item>
          <text:p text:style-name="P22">“Permanent error” — This node does not process datagrams, will not accept a datagram from this source, or for some other reason will not ever be able to accept this particular datagram. The datagram should not be retransmitted.</text:p>
        </text:list-item>
        <text:list-item>
          <text:p text:style-name="P22">“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8">the</text:span> error, but this is an undesirable case.</text:p>
      <text:p text:style-name="Standard"><text:span text:style-name="T7">The Message Network Standard contains error codes for</text:span> several conditions <text:span text:style-name="T7">that may be useful for the Datagram implementations</text:span>:</text:p>
      <text:p text:style-name="Standard">“Source not permitted” <text:span text:style-name="T7">(0x1020) </text:span>— Datagrams from this source will never be accepted. <text:s/>This <text:span text:style-name="T7">error </text:span>might be used to indicate that a receiving node is only willing to establish a connection with an exclusive set of nodes that doesn't include the sender.</text:p>
      <text:p text:style-name="Standard">“<text:span text:style-name="T7">Not implemented, datagram type unknown</text:span>” <text:span text:style-name="T7">(0x1042) </text:span>— This node will not accept datagrams of <text:span text:style-name="T8">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text:span text:style-name="T7">(suggested error code 0x1043) </text:span>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text:span text:style-name="T20">(0x204x)</text:span>, or a sequence of datagrams was received out of order (at the application layer).</text:p>
      <text:p text:style-name="Standard">“Buffer shortage” <text:span text:style-name="T21">(0x202x)</text:span> - The node wasn't able to receive the datagram because of a shortage of buffers. This can happen during normal operation due to overlapping traffic to a node. Setting this <text:span text:style-name="T27">error</text:span> helps diagnose when datagram traffic is overwhelming the node's ability to buffer and process it. </text:p>
      <text:p text:style-name="Standard">“Out of Order” <text:span text:style-name="T21">(0x204x)</text:span> - Should not happen, but an internal inconsistency was found in the OpenLCB message sequence and/or in the CAN frames making up a datagram.</text:p>
      <text:p text:style-name="Standard">The bits <text:span text:style-name="T17">0-3</text:span> can be used for code for <text:span text:style-name="T8">the</text:span> specific condition that lead the receiving node to reject the Datagram Content message, <text:span text:style-name="T21">as specified by the Message Network Standard</text:span>. <text:s/>This is a good idea, because it helps debug persistent problems. <text:s/>Node manufacturers <text:span text:style-name="T9">are encouraged to use the specific error codes, where applicable, or request defining new specific error codes from the OpenLCB group when they have a need not yet covered.</text:span></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p text:style-name="P11">Note that even in the presence of multiple buffers, overlapping multiple datagrams from the same source to the same destination is not allowed, because it is not possible to correctly attribute the Datagram Received OK / Datagram Rejected responses.</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p text:style-name="P12">The standard does not allow sending overlapping datagrams, but it is not specified what a node receiving overlapping datagrams must do. It is up to the implementation: the node may process both datagrams in the order as they arrived and generate multiple replies, or reject both datagrams. In other words, receiving nodes are not required to detect overlapping datagrams having been received.</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ext:soft-page-break/>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pan text:style-name="T18">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7397601870476091892" text:style-name="L4">
        <text:list-item>
          <text:p text:style-name="P23">CAN-Datagram Content Single Frame — Note that zero-length datagrams are valid<text:note text:id="ftn1" text:note-class="footnote"><text:note-citation>1</text:note-citation><text:note-body><text:p text:style-name="P14">However, zero-length datagrams will <text:span text:style-name="T23">typically </text:span>be rejected by most nodes that implement higher-level datagram-based protocols and use the first byte to determine the protocol used.</text:p></text:note-body></text:note>.</text:p>
        </text:list-item>
        <text:list-item>
          <text:p text:style-name="P23">CAN-Datagram Content First Frame — Note that there's no requirement that this contain 8 bytes.</text:p>
        </text:list-item>
        <text:list-item>
          <text:p text:style-name="P23">CAN-Datagram Content Middle Frame — Note that there's no requirement that this contain 8 bytes. It cannot be empty, though. This is to keep the total number of frames in a Datagram Content message bounded.</text:p>
        </text:list-item>
        <text:list-item>
          <text:p text:style-name="P23">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8">at their destination node C. <text:s/>Datagram implementations need to track this in their internal state. <text:s/>Approaches include:</text:span></text:p>
      <text:list xml:id="list2130641400781193608" text:style-name="L5">
        <text:list-item>
          <text:p text:style-name="P21">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1">Having multiple buffers in which the datagrams are separately accumulated.</text:p>
        </text:list-item>
      </text:list>
      <text:p text:style-name="P10">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ext:soft-page-break/>the frames. The first/middle/last frame is marked in the CAN header to aid in reconstruction of the full datagram in the buffer.</text:p>
      <text:p text:style-name="Standard">There's nothing in the Standard <text:span text:style-name="T8">that</text:span> says that CAN frames <text:span text:style-name="T8">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8">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 <text:span text:style-name="T22">or using a timeout mechanism</text:span>.</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ext:span text:style-name="T24">Nodes are required to reject a certain set of </text:span>out-of-spec transmissions. Nodes can use the <text:span text:style-name="T24">specific</text:span> error replies <text:span text:style-name="T24">defined in the Message Network Standard </text:span>to indicate whatever they know, but they don't have to. </text:p>
      <text:p text:style-name="Standard">Notice, however, that receiving a second valid datagram sequence from yet another node while receiving one (or more) that fills the local buffers is <text:span text:style-name="T13">not</text:span> an out-of-spec condition, and the protocol defines exactly how the node is to react. There's no flexibility in this case. The receiving node <text:span text:style-name="T11">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1064221352822417711" text:style-name="L6">
        <text:list-item>
          <text:p text:style-name="P24"><text:soft-page-break/>Memory configuration: Simple one-value reads and writes of configuration data are one-to-one operations that need to exchange 4-8-16-32 bytes of data.</text:p>
        </text:list-item>
        <text:list-item>
          <text:p text:style-name="P24">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4">RFID: RFID tags carry 40-64 bits of payload. Adding in some status and location information, reporting a<text:span text:style-name="T25">n</text:span>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8">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14.796cm" svg:height="11.689cm" draw:z-index="2"><draw:image xlink:href="../mscgen/DatagramOK.png" xlink:type="simple" xlink:show="embed" xlink:actuate="onLoad"/></draw:frame><text:soft-page-break/></text:p>
      <text:p text:style-name="P7">Transferring a datagram using three CAN frames. Note buffering.</text:p>
      <text:p text:style-name="Caption"/>
      <text:h text:style-name="Heading_20_3" text:outline-level="3">Short CAN datagram case</text:h>
      <text:p text:style-name="P6"><text:tab/>Datagram Only Frame →</text:p>
      <text:p text:style-name="P9"><text:tab/>← Datagram Received OK</text:p>
      <text:h text:style-name="Heading_20_3" text:outline-level="3">Rejected short CAN datagram case</text:h>
      <text:p text:style-name="Standard">Even a short datagram can be rejected with a “Resend OK” if there's, e.g. a shortage of buffers:</text:p>
      <text:p text:style-name="P6"><text:tab/>Datagram Only Frame →</text:p>
      <text:p text:style-name="P9"><text:tab/>← Datagram Rejected, Resend OK</text:p>
      <text:h text:style-name="Heading_20_3" text:outline-level="3"><text:soft-page-break/>Rejected interleaved CAN datagram case</text:h>
      <text:p text:style-name="Standard"><draw:frame draw:style-name="fr4" draw:name="graphics3" text:anchor-type="paragraph" svg:width="12.573cm" svg:height="20.015cm" draw:z-index="1"><draw:image xlink:href="../mscgen/DatagramInterleave.png" xlink:type="simple" xlink:show="embed" xlink:actuate="onLoad"/></draw:frame></text:p>
      <text:p text:style-name="Standard">Example of a node receiving two overlapping datagrams, rejecting one, <text:span text:style-name="T8">and</text:span> then receiving the retransmission.</text:p>
      <text:h text:style-name="Heading_20_3" text:outline-level="3"><text:soft-page-break/>Command/Reply Example</text:h>
      <text:p text:style-name="P6"><text:tab/>Command Datagram →</text:p>
      <text:p text:style-name="P6"><text:tab/>← Datagram Received OK</text:p>
      <text:p text:style-name="P6"><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6"><text:tab/>Command Datagram →</text:p>
      <text:p text:style-name="P6"><text:tab/>← Datagram Received OK</text:p>
      <text:p text:style-name="P6"><text:tab/>← Reply Datagram</text:p>
      <text:p text:style-name="P6"><text:tab/>Command Datagram →</text:p>
      <text:p text:style-name="P6"><text:tab/>Datagram Received OK →</text:p>
      <text:p text:style-name="P6"><text:tab/>← Datagram Received OK</text:p>
      <text:p text:style-name="P6"><text:tab/>← Reply Datagram</text:p>
      <text:p text:style-name="Standard"><text:tab/>Datagram Received OK →</text:p>
      <text:p text:style-name="Standard">Note that the 2<text:span text:style-name="T12">nd</text:span> command was sent before the reply datagram was sent. This is valid, but nodes with only one buffer may not be able to handle that <text:span text:style-name="T26">second command</text:span> until the transmit buffer has been emptied by an acknowledgement. In that case, the sequence may become, e.g.:</text:p>
      <text:p text:style-name="P6"><text:tab/>Command Datagram →</text:p>
      <text:p text:style-name="P6"><text:tab/>← Datagram Received OK</text:p>
      <text:p text:style-name="P6"><text:tab/>← Reply Datagram</text:p>
      <text:p text:style-name="P6"><text:tab/>Command Datagram →</text:p>
      <text:p text:style-name="P6"><text:tab/>← Datagram Rejected, Resend OK </text:p>
      <text:p text:style-name="P6"><text:tab/>Datagram Received OK →</text:p>
      <text:p text:style-name="P6"><text:tab/>Command Datagram (retransmit) →</text:p>
      <text:p text:style-name="P6"><text:tab/>← Datagram Received OK</text:p>
      <text:p text:style-name="P6"><text:tab/>← Reply Datagram</text:p>
      <text:p text:style-name="Standard"><text:tab/>Datagram Received OK →</text:p>
      <text:p text:style-name="Standard">which is significantly less efficient. Better to send the positive acknowledgement to the reply datagram before sending the next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5903215734671248057" text:style-name="L7">
        <text:list-item>
          <text:p text:style-name="P25"><text:soft-page-break/>A one-byte ID field with a central sequential method of assignment. <text:span text:style-name="T8">It is</text:span> called the “Datagram Content ID”. This is small, so doesn't use much space on CAN, but requires central recording of IDs.</text:p>
        </text:list-item>
        <text:list-item>
          <text:p text:style-name="P25">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8">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text:span text:style-name="T10">e</text:span> 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5">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2" text:note-class="footnote"><text:note-citation>2</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6194764884503723508" text:style-name="L8">
        <text:list-item>
          <text:p text:style-name="P26">Node A creates a datagram for node B in its buffer and starts to send it.</text:p>
        </text:list-item>
        <text:list-item>
          <text:p text:style-name="P26">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8">It is</text:span> therefore easiest for an implementation to provide for two buffers if i<text:span text:style-name="T8">t is</text:span> likely to send and receive datagrams asynchronously.</text:p>
      <text:p text:style-name="Standard">The datagram protocol allows all nodes to reject a datagram when i<text:span text:style-name="T8">t has</text:span> been totally received. CAN and other wire protocols, because they require fragmentation of the datagram into smaller segments, therefore also allow an early rejection of a datagram. This mechanism can help keep buffers clear, but it<text:span text:style-name="T8"> is</text:span> not required that CAN implementations use this mechanism.</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s and Context<text:tab/>1</text:p>
          <text:p text:style-name="P16"><text:s/>2.4  Message Formats<text:tab/>1</text:p>
          <text:p text:style-name="P17"><text:s/>2.4.1 Datagram Content<text:tab/>1</text:p>
          <text:p text:style-name="P17"><text:s/>2.4.2 Datagram Received OK<text:tab/>2</text:p>
          <text:p text:style-name="P17"><text:s/>2.4.3 Datagram Rejected<text:tab/>3</text:p>
          <text:p text:style-name="P18"><text:s/>2.4.3.1 Error Codes<text:tab/>3</text:p>
          <text:p text:style-name="P16"><text:s/>2.5 States<text:tab/>4</text:p>
          <text:p text:style-name="P16"><text:s/>2.6 Interactions<text:tab/>4</text:p>
          <text:p text:style-name="P17"><text:s/>2.6.1 Normal Transmission<text:tab/>4</text:p>
          <text:p text:style-name="P17"><text:s/>2.6.2 Rejected Transmission<text:tab/>4</text:p>
          <text:p text:style-name="P16"><text:s/>2.7 Adaptation to CAN Transport<text:tab/>5</text:p>
          <text:p text:style-name="P17"><text:s/>2.7.1 CAN Message Formats<text:tab/>5</text:p>
          <text:p text:style-name="P17"><text:s/>2.7.2 CAN States<text:tab/>5</text:p>
          <text:p text:style-name="P17"><text:s/>2.7.3 CAN Interactions<text:tab/>5</text:p>
          <text:p text:style-name="P18"><text:s/>2.7.3.1 Normal Transmission<text:tab/>5</text:p>
          <text:p text:style-name="P18"><text:s/>2.7.3.2 Rejected Transmission<text:tab/>6</text:p>
          <text:p text:style-name="P15"><text:s/>3 Background Information<text:tab/>6</text:p>
          <text:p text:style-name="P16"><text:s/>3.1 Use Cases<text:tab/>6</text:p>
          <text:p text:style-name="P16"><text:s/>3.2 Discussion<text:tab/>7</text:p>
          <text:p text:style-name="P16"><text:s/>3.3 Examples<text:tab/>7</text:p>
          <text:p text:style-name="P17"><text:s/>3.3.1 Normal CAN case<text:tab/>7</text:p>
          <text:p text:style-name="P17"><text:s/>3.3.2 Short CAN datagram case<text:tab/>8</text:p>
          <text:p text:style-name="P17"><text:s/>3.3.3 Rejected short CAN datagram case<text:tab/>8</text:p>
          <text:p text:style-name="P17"><text:s/>3.3.4 Rejected interleaved CAN datagram case<text:tab/>9</text:p>
          <text:p text:style-name="P17"><text:s/>3.3.5 Command/Reply Example<text:tab/>10</text:p>
          <text:p text:style-name="P17"><text:s/>3.3.6 Back and Forth Datagram Protocol<text:tab/>10</text:p>
          <text:p text:style-name="P16"><text:s/>3.4 Datagram Content<text:tab/>10</text:p>
          <text:p text:style-name="P16"><text:s/>3.5 Numerology<text:tab/>11</text:p>
          <text:p text:style-name="P16"><text:s/>3.6 Future Extensions<text:tab/>12</text:p>
          <text:p text:style-name="P17"><text:s/>3.6.1 Global Datagrams<text:tab/>12</text:p>
          <text:p text:style-name="P17"><text:s/>3.6.2 CAN Extensions<text:tab/>12</text:p>
          <text:p text:style-name="P16"><text:s/>3.7 Implementation Notes<text:tab/>1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cm" style:rel-column-width="33934*"/>
    </style:style>
    <style:style style:name="Table1.B" style:family="table-column">
      <style:table-column-properties style:column-width="0.139cm" style:rel-column-width="562*"/>
    </style:style>
    <style:style style:name="Table1.C" style:family="table-column">
      <style:table-column-properties style:column-width="3.835cm" style:rel-column-width="15472*"/>
    </style:style>
    <style:style style:name="Table1.D" style:family="table-column">
      <style:table-column-properties style:column-width="3.858cm" style:rel-column-width="1556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55f61"/>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69d20"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2f0c3"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CAN Datagram Transport Technical Note</text:p>
      </style:header>
      <style:footer>
        <text:tracked-changes>
          <text:changed-region xml:id="ct105553167494080" text:id="ct105553167494080">
            <text:deletion>
              <office:change-info>
                <dc:creator>Unknown Author</dc:creator>
                <dc:date>2021-04-25T21:35: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67486912" text:id="ct105553167486912">
            <text:insertion>
              <office:change-info>
                <dc:creator>Unknown Author</dc:creator>
                <dc:date>2021-04-25T21:35:00</dc:date>
              </office:change-info>
            </text:insertion>
          </text:changed-region>
        </text:tracked-changes>
        <text:p text:style-name="MP2"><text:change text:change-id="ct105553167494080"/><text:change-start text:change-id="ct105553167486912"/><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67486912"/></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527cm" svg:y="0.609cm" svg:width="7.107cm" svg:height="2.517cm" draw:z-index="3"><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Datagram Transport</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66627744" text:id="ct105553166627744">
            <text:deletion>
              <office:change-info>
                <dc:creator>Unknown Author</dc:creator>
                <dc:date>2021-04-25T21:35: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6"><text:user-defined style:data-style-name="N0" text:name="OLCBdate">Apr 25, 2021</text:user-defined></text:span></text:span></text:p>
              <text:p text:style-name="MP8"><text:span text:style-name="Page_20_Number"><text:span text:style-name="MT3"/></text:span></text:p>
            </text:deletion>
          </text:changed-region>
          <text:changed-region xml:id="ct105553166622368" text:id="ct105553166622368">
            <text:insertion>
              <office:change-info>
                <dc:creator>Unknown Author</dc:creator>
                <dc:date>2021-04-25T21:35:00</dc:date>
              </office:change-info>
            </text:insertion>
          </text:changed-region>
        </text:tracked-changes>
        <text:p text:style-name="MP8"><text:change text:change-id="ct105553166627744"/><text:change-start text:change-id="ct105553166622368"/><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662236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45</meta:editing-cycles>
    <meta:editing-duration>P1DT7H38M46S</meta:editing-duration>
    <meta:generator>LibreOffice/5.2.3.3$MacOSX_X86_64 LibreOffice_project/d54a8868f08a7b39642414cf2c8ef2f228f780cf</meta:generator>
    <dc:date>2021-04-25T21:35:56.583923935</dc:date>
    <meta:printed-by>Bob Jacobsen</meta:printed-by>
    <meta:print-date>2013-04-13T07:58:02</meta:print-date>
    <meta:document-statistic meta:table-count="1" meta:image-count="4" meta:object-count="0" meta:page-count="14" meta:paragraph-count="203" meta:word-count="4826" meta:character-count="29425" meta:non-whitespace-character-count="24670"/>
    <meta:user-defined meta:name="OLCBdate">Apr 25, 2021</meta:user-defined>
    <meta:user-defined meta:name="OLCBstatus">Adopted</meta:user-defined>
    <meta:user-defined meta:name="OLCByear">2021</meta:user-defined>
  </office:meta>
</office:document-meta>
</file>